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11.35cm" fo:min-width="15.8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15.8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1.5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2.6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3.1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999999"/>
    </style:style>
    <style:style style:name="T1" style:family="text">
      <style:text-properties fo:color="#9999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3cm" svg:height="11.6cm" svg:x="4.499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6.3cm" svg:height="1cm" svg:x="4.499cm" svg:y="3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3cm" svg:height="1cm" svg:x="4.499cm" svg:y="4.3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3cm" svg:height="1cm" svg:x="4.499cm" svg:y="1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1cm" svg:x="4.499cm" svg:y="4.3cm">
          <text:p text:style-name="P1">Open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cm" svg:x="6.499cm" svg:y="4.3cm">
          <text:p text:style-name="P1"><text:span text:style-name="T1">Sav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cm" svg:x="8.499cm" svg:y="4.3cm">
          <text:p text:style-name="P1"><text:span text:style-name="T1">Clos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1cm" svg:x="4.499cm" svg:y="3.3cm"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1cm" svg:x="6.499cm" svg:y="3.3cm">
          <text:p text:style-name="P1">Edit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cm" svg:height="1cm" svg:x="10.399cm" svg:y="4.3cm">
          <text:p text:style-name="P1"><text:span text:style-name="T1">New Even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6cm" svg:height="1cm" svg:x="13.499cm" svg:y="4.3cm">
          <text:p text:style-name="P1"><text:span text:style-name="T1">New Recor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3cm" svg:height="1cm" svg:x="4.499cm" svg:y="2.3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999cm" svg:y1="4.7cm" svg:x2="3.3cm" svg:y2="6.1cm">
          <text:p/>
        </draw:line>
        <draw:line draw:style-name="gr6" draw:text-style-name="P1" draw:layer="layout" svg:x1="4.8cm" svg:y1="3.7cm" svg:x2="3.5cm" svg:y2="2.1cm">
          <text:p/>
        </draw:line>
        <draw:line draw:style-name="gr6" draw:text-style-name="P1" draw:layer="layout" svg:x1="8.1cm" svg:y1="3.6cm" svg:x2="9.3cm" svg:y2="1.7cm">
          <text:p/>
        </draw:line>
        <draw:frame draw:style-name="gr7" draw:layer="layout" svg:width="4.731cm" svg:height="0.962cm" svg:x="9.169cm" svg:y="0.5cm">
          <draw:text-box>
            <text:p>See Figure 2.X</text:p>
          </draw:text-box>
        </draw:frame>
        <draw:frame draw:style-name="gr8" draw:layer="layout" svg:width="4.731cm" svg:height="0.962cm" svg:x="2.4cm" svg:y="0.9cm">
          <draw:text-box>
            <text:p>See Figure 2.X</text:p>
          </draw:text-box>
        </draw:frame>
        <draw:frame draw:style-name="gr7" draw:layer="layout" svg:width="4.731cm" svg:height="0.962cm" svg:x="-0.031cm" svg:y="6.1cm">
          <draw:text-box>
            <text:p>See Figure 2.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1T19:40:23.239000000</meta:creation-date>
    <dc:date>2014-12-02T09:44:00.804000000</dc:date>
    <meta:editing-duration>PT5M19S</meta:editing-duration>
    <meta:editing-cycles>4</meta:editing-cycles>
    <meta:generator>LibreOffice/4.3.2.2$Windows_x86 LibreOffice_project/edfb5295ba211bd31ad47d0bad0118690f76407d</meta:generator>
    <meta:document-statistic meta:object-count="18"/>
  </office:meta>
</office:document-meta>
</file>